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, 'Arial Unicode MS'"/>
    <style:font-face style:name="Nimbus Mono L" svg:font-family="'Nimbus Mono L', 'Courier New'" style:font-family-generic="modern"/>
    <style:font-face style:name="DejaVu Sans" svg:font-family="'DejaVu Sans', 'MS Mincho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text-properties fo:font-size="8pt" style:font-name-asian="Liberation Serif1" style:font-size-asian="8pt" style:font-size-complex="8pt"/>
    </style:style>
    <style:style style:name="P4" style:family="paragraph" style:parent-style-name="Standard">
      <style:text-properties fo:font-size="8pt" fo:font-style="italic" style:font-size-asian="8pt" style:font-style-asian="italic" style:font-size-complex="8pt" style:font-style-complex="italic"/>
    </style:style>
    <style:style style:name="P5" style:family="paragraph" style:parent-style-name="Standard"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P6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Nimbus Mono L" fo:font-size="8pt" style:font-size-asian="8pt" style:font-size-complex="8pt"/>
    </style:style>
    <style:style style:name="P9" style:family="paragraph" style:parent-style-name="Standard" style:master-page-name="Standard">
      <style:paragraph-properties style:page-number="auto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text-properties fo:font-size="8pt" style:font-size-asian="8pt" style:font-size-complex="8pt"/>
    </style:style>
    <style:style style:name="P11" style:family="paragraph" style:parent-style-name="Standard">
      <style:paragraph-properties fo:line-height="200%"/>
      <style:text-properties fo:font-size="8pt" style:font-size-asian="8pt" style:font-size-complex="8pt"/>
    </style:style>
    <style:style style:name="P12" style:family="paragraph" style:parent-style-name="Standard" style:list-style-name="WW8Num1">
      <style:paragraph-properties fo:line-height="200%"/>
      <style:text-properties fo:font-size="8pt" style:font-size-asian="8pt" style:font-size-complex="8pt"/>
    </style:style>
    <style:style style:name="P13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Nimbus Mono L" fo:font-size="8pt" style:font-size-asian="8pt" style:font-size-complex="8pt"/>
    </style:style>
    <style:style style:name="P15" style:family="paragraph" style:parent-style-name="Standard">
      <style:text-properties style:font-name="Liberation Serif" fo:font-size="8pt" fo:font-style="italic" style:font-size-asian="8pt" style:font-style-asian="italic" style:font-size-complex="8pt" style:font-style-complex="italic"/>
    </style:style>
    <style:style style:name="P16" style:family="paragraph" style:parent-style-name="Standard">
      <style:text-properties style:text-position="0% 100%"/>
    </style:style>
    <style:style style:name="P17" style:family="paragraph" style:parent-style-name="Standard">
      <style:paragraph-properties style:writing-mode="lr-tb"/>
      <style:text-properties style:font-name="Liberation Serif"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style:font-name-asian="Liberation Serif1" style:font-size-asian="8pt" style:font-size-complex="8pt"/>
    </style:style>
    <style:style style:name="T3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sub 58%" fo:font-size="8pt" style:font-size-asian="8pt" style:font-size-complex="8pt"/>
    </style:style>
    <style:style style:name="T5" style:family="text">
      <style:text-properties style:text-position="sub 58%" fo:font-size="8pt" style:font-name-asian="Liberation Serif1" style:font-size-asian="8pt" style:font-size-complex="8pt"/>
    </style:style>
    <style:style style:name="T6" style:family="text">
      <style:text-properties style:text-position="super 58%" fo:font-size="8pt" style:font-name-asian="Liberation Serif1" style:font-size-asian="8pt" style:font-size-complex="8pt"/>
    </style:style>
    <style:style style:name="T7" style:family="text">
      <style:text-properties style:text-position="0% 100%"/>
    </style:style>
    <style:style style:name="T8" style:family="text">
      <style:text-properties style:text-position="0% 100%" fo:font-size="8pt" style:font-name-asian="Liberation Serif1" style:font-size-asian="8pt" style:font-size-complex="8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Liberation Serif"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SSIGNMENT NO: 24</text:p>
      <text:p text:style-name="P2">Date <text:s/>: 16.05.2011</text:p>
      <text:p text:style-name="P2"/>
      <text:p text:style-name="P6">AIM:</text:p>
      <text:p text:style-name="P7"><text:tab/></text:p>
      <text:p text:style-name="P7"><text:tab/>Implement Gauss-Jordan method to solve a system of linear equations.</text:p>
      <text:p text:style-name="P2"><text:line-break/></text:p>
      <text:p text:style-name="P6">THEORY:</text:p>
      <text:p text:style-name="P7"><text:tab/></text:p>
      <text:p text:style-name="P1"><text:tab/>We consider a system of n linear equations with n n knowns as :</text:p>
      <text:p text:style-name="Standard"><text:span text:style-name="T1"><text:tab/><text:tab/>a</text:span><text:span text:style-name="T4">1,1</text:span><text:span text:style-name="T2">x</text:span><text:span text:style-name="T5">1</text:span><text:span text:style-name="T2"> + a</text:span><text:span text:style-name="T5">1,2</text:span><text:span text:style-name="T2">x</text:span><text:span text:style-name="T5">2</text:span><text:span text:style-name="T2"> + a</text:span><text:span text:style-name="T5">1,3</text:span><text:span text:style-name="T2">x</text:span><text:span text:style-name="T5">3</text:span><text:span text:style-name="T2"> + ... + a</text:span><text:span text:style-name="T5">1,n-1</text:span><text:span text:style-name="T2">x</text:span><text:span text:style-name="T5">n-1 <text:s/>+ </text:span><text:span text:style-name="T2">a</text:span><text:span text:style-name="T5">1,n</text:span><text:span text:style-name="T2">x</text:span><text:span text:style-name="T5">n</text:span><text:span text:style-name="T2"> = b</text:span><text:span text:style-name="T5">1</text:span></text:p>
      <text:p text:style-name="Standard"><text:span text:style-name="T2"><text:tab/><text:tab/>a</text:span><text:span text:style-name="T5">2,1</text:span><text:span text:style-name="T2">x</text:span><text:span text:style-name="T5">1</text:span><text:span text:style-name="T2"> + a</text:span><text:span text:style-name="T5">2,2</text:span><text:span text:style-name="T2">x</text:span><text:span text:style-name="T5">2</text:span><text:span text:style-name="T2"> + a</text:span><text:span text:style-name="T5">2,3</text:span><text:span text:style-name="T2">x</text:span><text:span text:style-name="T5">3</text:span><text:span text:style-name="T2"> + ... + a</text:span><text:span text:style-name="T5">2,n-1</text:span><text:span text:style-name="T2">x</text:span><text:span text:style-name="T5">n-1 <text:s/>+ </text:span><text:span text:style-name="T2">a</text:span><text:span text:style-name="T5">2,n</text:span><text:span text:style-name="T2">x</text:span><text:span text:style-name="T5">n</text:span><text:span text:style-name="T2"> = b</text:span><text:span text:style-name="T5">1</text:span></text:p>
      <text:p text:style-name="Standard"><text:span text:style-name="T6"><text:tab/><text:tab/></text:span><text:span text:style-name="T2">a</text:span><text:span text:style-name="T5">3,1</text:span><text:span text:style-name="T2">x</text:span><text:span text:style-name="T5">1</text:span><text:span text:style-name="T2"> + a</text:span><text:span text:style-name="T5">3,2</text:span><text:span text:style-name="T2">x</text:span><text:span text:style-name="T5">2</text:span><text:span text:style-name="T2"> + a</text:span><text:span text:style-name="T5">3,3</text:span><text:span text:style-name="T2">x</text:span><text:span text:style-name="T5">3</text:span><text:span text:style-name="T2"> + ... + a</text:span><text:span text:style-name="T5">3,n-1</text:span><text:span text:style-name="T2">x</text:span><text:span text:style-name="T5">n-1 <text:s/>+ </text:span><text:span text:style-name="T2">a</text:span><text:span text:style-name="T5">3,n</text:span><text:span text:style-name="T2">x</text:span><text:span text:style-name="T5">n</text:span><text:span text:style-name="T2"> = b</text:span><text:span text:style-name="T5">1</text:span></text:p>
      <text:p text:style-name="Standard"><text:span text:style-name="T6"><text:tab/><text:tab/><text:tab/></text:span><text:span text:style-name="T2">....................................</text:span></text:p>
      <text:p text:style-name="P3"><text:tab/><text:tab/><text:tab/>.....................................</text:p>
      <text:p text:style-name="Standard"><text:span text:style-name="T2"><text:tab/><text:tab/>a</text:span><text:span text:style-name="T5">n-1,1</text:span><text:span text:style-name="T2">x</text:span><text:span text:style-name="T5">1</text:span><text:span text:style-name="T2"> + a</text:span><text:span text:style-name="T5">n-1,2</text:span><text:span text:style-name="T2">x</text:span><text:span text:style-name="T5">2</text:span><text:span text:style-name="T2"> + a</text:span><text:span text:style-name="T5">n-1,3</text:span><text:span text:style-name="T2">x</text:span><text:span text:style-name="T5">3</text:span><text:span text:style-name="T2"> + ... + a</text:span><text:span text:style-name="T5">n-1,n-1</text:span><text:span text:style-name="T2">x</text:span><text:span text:style-name="T5">n-1 <text:s/>+ </text:span><text:span text:style-name="T2">a</text:span><text:span text:style-name="T5">n-1,n</text:span><text:span text:style-name="T2">x</text:span><text:span text:style-name="T5">n</text:span><text:span text:style-name="T2"> = b</text:span><text:span text:style-name="T5">n-1</text:span></text:p>
      <text:p text:style-name="Standard"><text:span text:style-name="T6"><text:tab/><text:tab/></text:span><text:span text:style-name="T2">a</text:span><text:span text:style-name="T5">n,1</text:span><text:span text:style-name="T2">x</text:span><text:span text:style-name="T5">1</text:span><text:span text:style-name="T2"> + a</text:span><text:span text:style-name="T5">n,2</text:span><text:span text:style-name="T2">x</text:span><text:span text:style-name="T5">2</text:span><text:span text:style-name="T2"> + a</text:span><text:span text:style-name="T5">n,3</text:span><text:span text:style-name="T2">x</text:span><text:span text:style-name="T5">3</text:span><text:span text:style-name="T2"> + ... + a</text:span><text:span text:style-name="T5">n,n-1</text:span><text:span text:style-name="T2">x</text:span><text:span text:style-name="T5">n-1 <text:s/>+ </text:span><text:span text:style-name="T2">a</text:span><text:span text:style-name="T5">n,n</text:span><text:span text:style-name="T2">x</text:span><text:span text:style-name="T5">n</text:span><text:span text:style-name="T2"> = b</text:span><text:span text:style-name="T5">n</text:span></text:p>
      <text:p text:style-name="P16"><text:span text:style-name="T2"><text:tab/>A=coefficient matrix</text:span></text:p>
      <text:p text:style-name="P16"><text:span text:style-name="T2"><text:tab/>A is augmented by an unit matrix as [A : I].<text:tab/>Then the inverse is calculated as follows.</text:span></text:p>
      <text:p text:style-name="P16"><text:span text:style-name="T2"><text:tab/>where in (k+1)th iteration</text:span></text:p>
      <text:p text:style-name="P16"><text:span text:style-name="T2"><text:tab/><text:tab/>a</text:span><text:span text:style-name="T5">i,j </text:span><text:span text:style-name="T6">(k+1)</text:span><text:span text:style-name="T2"> = <text:tab/>a</text:span><text:span text:style-name="T5">k,j+1</text:span><text:span text:style-name="T6">(k)</text:span><text:span text:style-name="T2"> / a</text:span><text:span text:style-name="T5">k,k</text:span><text:span text:style-name="T6">(k)</text:span><text:span text:style-name="T2"><text:tab/><text:tab/>, if i=k</text:span></text:p>
      <text:p text:style-name="P16"><text:span text:style-name="T2"><text:tab/><text:tab/><text:tab/>a</text:span><text:span text:style-name="T5">i,j+1 </text:span><text:span text:style-name="T6">(k)</text:span><text:span text:style-name="T2"> – a</text:span><text:span text:style-name="T5">k,j+1</text:span><text:span text:style-name="T6">(k)</text:span><text:span text:style-name="T2"> (a</text:span><text:span text:style-name="T5">i,k</text:span><text:span text:style-name="T6">(k)</text:span><text:span text:style-name="T2"> / a</text:span><text:span text:style-name="T5">k,k</text:span><text:span text:style-name="T6">(k)</text:span><text:span text:style-name="T2">)<text:tab/>, if i≠k</text:span></text:p>
      <text:p text:style-name="Standard"><text:span text:style-name="T8"><text:tab/>Now X=A</text:span><text:span text:style-name="T6">-1</text:span><text:span text:style-name="T8">b<text:tab/>, where X=solution matrix to be solved, b=right-hand-side matrix</text:span></text:p>
      <text:p text:style-name="Standard"><text:span text:style-name="T8"><text:tab/></text:span></text:p>
      <text:p text:style-name="P1"/>
      <text:p text:style-name="P6"><text:bookmark-start text:name="__DdeLink__676_2058507239"/>ALGORITHM:<text:bookmark-end text:name="__DdeLink__676_2058507239"/></text:p>
      <text:p text:style-name="P5"/>
      <text:p text:style-name="Standard"><text:span text:style-name="T3"><text:tab/></text:span><text:span text:style-name="T1">The following function solves a system of linear equations using Gauss-Jordan method where the parameters are as follows :</text:span></text:p>
      <text:p text:style-name="P1"><text:tab/><text:tab/>n = number of equations = number of unknowns</text:p>
      <text:p text:style-name="P1"><text:tab/><text:tab/>A = Coefficient matrix</text:p>
      <text:p text:style-name="P1"><text:tab/><text:tab/>X = Solution matrix to be solved </text:p>
      <text:p text:style-name="P1"><text:tab/><text:tab/>b = right-hand-side matrix</text:p>
      <text:p text:style-name="P1"><text:tab/><text:tab/>d = number for decimal places to be corrected upto</text:p>
      <text:p text:style-name="P4"/>
      <text:p text:style-name="P4">gauss_jordan(n,A,X,b,d)</text:p>
      <text:p text:style-name="P1"><text:span text:style-name="T9">{</text:span></text:p>
      <text:p text:style-name="P8"><text:tab/><text:span text:style-name="T10">for(i=0 to n-1)</text:span></text:p>
      <text:p text:style-name="P15"><text:tab/>{</text:p>
      <text:p text:style-name="P15"><text:tab/><text:tab/>for(j=0 to n-1)</text:p>
      <text:p text:style-name="P15"><text:tab/><text:tab/><text:tab/>C[i][j]=B[i][j]=A[i][j];</text:p>
      <text:p text:style-name="P15"><text:tab/><text:tab/>for(j=n to 2*n-1)</text:p>
      <text:p text:style-name="P15"><text:tab/><text:tab/><text:tab/>if(i=j-n)</text:p>
      <text:p text:style-name="P17"><text:tab/><text:tab/><text:tab/><text:tab/>C[i][j]=B[i][j]=1;</text:p>
      <text:p text:style-name="P17"><text:tab/><text:tab/><text:tab/>else</text:p>
      <text:p text:style-name="P17"><text:tab/><text:tab/><text:tab/><text:tab/>C[i][j]=B[i][j]=0;</text:p>
      <text:p text:style-name="P15"><text:tab/>}</text:p>
      <text:p text:style-name="P15"><text:tab/>for(k=0 to n-1)</text:p>
      <text:p text:style-name="P15"><text:tab/>{</text:p>
      <text:p text:style-name="P15"><text:tab/><text:tab/>for(i=0 to n-1)</text:p>
      <text:p text:style-name="P15"><text:tab/><text:tab/>{</text:p>
      <text:p text:style-name="P15"><text:tab/><text:tab/><text:tab/>if(i=k)</text:p>
      <text:p text:style-name="P15"><text:tab/><text:tab/><text:tab/>{</text:p>
      <text:p text:style-name="P15"><text:tab/><text:tab/><text:tab/><text:tab/>temp=1/C[k][k];</text:p>
      <text:p text:style-name="P15"><text:tab/><text:tab/><text:tab/><text:tab/>for(j=k t n+k)</text:p>
      <text:p text:style-name="P15"><text:tab/><text:tab/><text:tab/><text:tab/> <text:s text:c="5"/><text:tab/>B[i][j]=C[k][j+1]*temp;<text:tab/></text:p>
      <text:p text:style-name="P15"><text:tab/><text:tab/><text:tab/>}</text:p>
      <text:p text:style-name="P15"><text:tab/><text:tab/><text:tab/>else</text:p>
      <text:p text:style-name="P15"><text:tab/><text:tab/><text:tab/>{</text:p>
      <text:p text:style-name="P15"><text:tab/><text:tab/><text:tab/><text:tab/>temp=-C[i][k]/C[k][k];</text:p>
      <text:p text:style-name="P15"><text:tab/><text:tab/><text:tab/><text:tab/>for(j=k to n+k)</text:p>
      <text:p text:style-name="P15"><text:tab/><text:tab/><text:tab/><text:tab/> <text:s text:c="4"/><text:tab/> B[i][j]=C[i][j+1]+C[k][j+1]*temp;<text:tab/></text:p>
      <text:p text:style-name="P15"><text:tab/><text:tab/><text:tab/>}</text:p>
      <text:p text:style-name="P15"><text:tab/><text:tab/>}</text:p>
      <text:p text:style-name="P15"><text:tab/><text:tab/>for(i=0 to n-1)</text:p>
      <text:p text:style-name="P15"><text:tab/><text:tab/>{</text:p>
      <text:p text:style-name="P15"><text:tab/><text:tab/><text:tab/>for(j=n+k to k+1)</text:p>
      <text:p text:style-name="P15"><text:tab/><text:tab/><text:tab/><text:tab/>B[i][j]=B[i][j-1];</text:p>
      <text:p text:style-name="P15"><text:tab/><text:tab/><text:tab/>for(j=0 to k)</text:p>
      <text:p text:style-name="P15"><text:tab/><text:tab/><text:tab/><text:tab/>if(i=j)</text:p>
      <text:p text:style-name="P15"><text:tab/><text:tab/><text:tab/><text:tab/><text:tab/>B[i][j]=1;</text:p>
      <text:p text:style-name="P15"><text:tab/><text:tab/><text:tab/><text:tab/>else</text:p>
      <text:p text:style-name="P15"><text:tab/><text:tab/><text:tab/><text:tab/><text:tab/>B[i][j]=0;</text:p>
      <text:p text:style-name="P15"><text:tab/><text:tab/><text:tab/>for(j=0 to 2*n-1)</text:p>
      <text:p text:style-name="P15"><text:tab/><text:tab/><text:tab/><text:tab/>C[i][j]=B[i][j];</text:p>
      <text:p text:style-name="P15"><text:tab/><text:tab/>}<text:tab/><text:tab/></text:p>
      <text:p text:style-name="P15"><text:tab/>}</text:p>
      <text:p text:style-name="P15"><text:soft-page-break/><text:tab/>for(i=0 to n-1)</text:p>
      <text:p text:style-name="P15"><text:tab/>{</text:p>
      <text:p text:style-name="P15"><text:tab/><text:tab/>X[i]=0;</text:p>
      <text:p text:style-name="P15"><text:tab/><text:tab/>for(j=0 to n-1)</text:p>
      <text:p text:style-name="P15"><text:tab/><text:tab/><text:tab/>X[i]=X[i]+B[i][j+n]*b[j];</text:p>
      <text:p text:style-name="P15"><text:tab/>}</text:p>
      <text:p text:style-name="P4">}</text:p>
      <text:p text:style-name="P4"/>
      <text:p text:style-name="P1"/>
      <text:p text:style-name="P6">PROGRAM:</text:p>
      <text:p text:style-name="P8"/>
      <text:p text:style-name="P2">gauss_jordan.c</text:p>
      <text:p text:style-name="P8"/>
      <text:p text:style-name="P8">/* Subject<text:tab/><text:tab/>: Solving a system of linear equations using Gauss-Jordan method</text:p>
      <text:p text:style-name="P8"><text:s/>* Author<text:tab/><text:tab/>: Rakesh Malik</text:p>
      <text:p text:style-name="P8"><text:s/>* Date<text:tab/><text:tab/><text:tab/>: 22/04/2010</text:p>
      <text:p text:style-name="P8"><text:s/>* Assignment no <text:tab/>: 24</text:p>
      <text:p text:style-name="P8"><text:s/>*/</text:p>
      <text:p text:style-name="P8"/>
      <text:p text:style-name="P8">#include&lt;stdio.h&gt;</text:p>
      <text:p text:style-name="P8">#include&lt;math.h&gt;</text:p>
      <text:p text:style-name="P8"/>
      <text:p text:style-name="P8">void solve(int,double[][10],double[],double[]);</text:p>
      <text:p text:style-name="P8">void display(int,double[][10],double[]);</text:p>
      <text:p text:style-name="P8"/>
      <text:p text:style-name="P8">int main(int c,char *v[])</text:p>
      <text:p text:style-name="P8">{</text:p>
      <text:p text:style-name="P8"><text:tab/>int i,j;</text:p>
      <text:p text:style-name="P8"><text:tab/>int d;<text:tab/><text:tab/><text:tab/><text:tab/>/* number of decimal digits to be corrected upto */</text:p>
      <text:p text:style-name="P8"><text:tab/>double A[10][10];<text:tab/><text:tab/>/* Coefficient matrix */</text:p>
      <text:p text:style-name="P8"><text:tab/>double X[10];<text:tab/><text:tab/><text:tab/>/* Solution matrix to be solved */</text:p>
      <text:p text:style-name="P8"><text:tab/>double b[10];<text:tab/><text:tab/><text:tab/>/* Right hand side matrix */</text:p>
      <text:p text:style-name="P8"><text:tab/>int n;<text:tab/><text:tab/><text:tab/><text:tab/>/* number of unknown variables/equations */</text:p>
      <text:p text:style-name="P8"><text:tab/>FILE *fp;</text:p>
      <text:p text:style-name="P8"><text:tab/>printf("GAUSS-JORDAN ITERATION :\n\n");</text:p>
      <text:p text:style-name="P8"><text:tab/>if(c&lt;=1)</text:p>
      <text:p text:style-name="P8"><text:tab/>{</text:p>
      <text:p text:style-name="P8"><text:tab/><text:tab/>fprintf(stderr,"Filename missing!\n");</text:p>
      <text:p text:style-name="P8"><text:tab/><text:tab/>return 1;</text:p>
      <text:p text:style-name="P8"><text:tab/>}</text:p>
      <text:p text:style-name="P8"><text:tab/>fp=fopen(v[1],"r");</text:p>
      <text:p text:style-name="P8"><text:tab/>if(fp==NULL)</text:p>
      <text:p text:style-name="P8"><text:tab/>{</text:p>
      <text:p text:style-name="P8"><text:tab/><text:tab/>fprintf(stderr,"File read error!\n");</text:p>
      <text:p text:style-name="P8"><text:tab/><text:tab/>return 1;</text:p>
      <text:p text:style-name="P8"><text:tab/>}</text:p>
      <text:p text:style-name="P8"><text:tab/>printf("System of linear equation :\n");</text:p>
      <text:p text:style-name="P8"><text:tab/>fscanf(fp,"%d",&amp;n);</text:p>
      <text:p text:style-name="P8"/>
      <text:p text:style-name="P8"><text:tab/>for(i=0;i&lt;n;i++)</text:p>
      <text:p text:style-name="P8"><text:tab/>{</text:p>
      <text:p text:style-name="P8"><text:tab/><text:tab/>for(j=0;j&lt;n;j++)</text:p>
      <text:p text:style-name="P8"><text:tab/><text:tab/>{</text:p>
      <text:p text:style-name="P8"><text:tab/><text:tab/><text:tab/>fscanf(fp,"%lf",&amp;A[i][j]);</text:p>
      <text:p text:style-name="P8"><text:tab/><text:tab/><text:tab/>printf("(%g)%c",A[i][j],j+'a');</text:p>
      <text:p text:style-name="P8"><text:tab/><text:tab/><text:tab/>if(j&lt;n-1) printf(" + ");</text:p>
      <text:p text:style-name="P8"><text:tab/><text:tab/>}</text:p>
      <text:p text:style-name="P8"><text:tab/><text:tab/>fscanf(fp,"%lf",&amp;b[i]);</text:p>
      <text:p text:style-name="P8"><text:tab/><text:tab/>printf(" = %g\n",b[i]);</text:p>
      <text:p text:style-name="P8"><text:tab/>}</text:p>
      <text:p text:style-name="P8"><text:tab/>fclose(fp);</text:p>
      <text:p text:style-name="P8"><text:tab/>printf("\nNumber of decimal places to be corrected upto : ");</text:p>
      <text:p text:style-name="P8"><text:tab/>scanf("%d",&amp;d);</text:p>
      <text:p text:style-name="P8"><text:tab/>solve(n,A,X,b);</text:p>
      <text:p text:style-name="P8"><text:tab/>printf("\nSolutions are :\n");</text:p>
      <text:p text:style-name="P8"><text:tab/>for(i=0;i&lt;n;i++)</text:p>
      <text:p text:style-name="P8"><text:tab/><text:tab/>printf("\t%c = %.*lf\n",i+'a',d,X[i]);</text:p>
      <text:p text:style-name="P8"><text:tab/>return 0;</text:p>
      <text:p text:style-name="P8">}</text:p>
      <text:p text:style-name="P8"/>
      <text:p text:style-name="P8">void solve(int n,double A[10][10],double X[10],double b[10])</text:p>
      <text:p text:style-name="P8">{</text:p>
      <text:p text:style-name="P8"><text:tab/>int i,j,k;</text:p>
      <text:p text:style-name="P8"><text:tab/>double temp,B[10][20],C[10][20];</text:p>
      <text:p text:style-name="P8"><text:tab/>for(i=0;i&lt;n;i++)</text:p>
      <text:p text:style-name="P8"><text:tab/>{</text:p>
      <text:p text:style-name="P8"><text:tab/><text:tab/>for(j=0;j&lt;n;j++)</text:p>
      <text:p text:style-name="P8"><text:tab/><text:tab/><text:tab/>C[i][j]=B[i][j]=A[i][j];</text:p>
      <text:p text:style-name="P8"><text:tab/><text:tab/>for(j=n;j&lt;2*n;j++)</text:p>
      <text:p text:style-name="P8"><text:tab/><text:tab/><text:tab/>C[i][j]=B[i][j]=(i==j-n)?1:0;</text:p>
      <text:p text:style-name="P8"><text:tab/>}</text:p>
      <text:p text:style-name="P8"><text:tab/>for(k=0;k&lt;n;k++)</text:p>
      <text:p text:style-name="P8"><text:soft-page-break/><text:tab/>{</text:p>
      <text:p text:style-name="P8"><text:tab/><text:tab/>for(i=0;i&lt;n;i++)</text:p>
      <text:p text:style-name="P8"><text:tab/><text:tab/>{</text:p>
      <text:p text:style-name="P8"><text:tab/><text:tab/><text:tab/>for(j=0;j&lt;2*n;j++)</text:p>
      <text:p text:style-name="P8"><text:tab/><text:tab/><text:tab/><text:tab/>printf("%-7.3g %c ",B[i][j],(j==k-1 || j==n+k-1)?'|':' ');</text:p>
      <text:p text:style-name="P8"><text:tab/><text:tab/><text:tab/>if(i==k)</text:p>
      <text:p text:style-name="P8"><text:tab/><text:tab/><text:tab/>{</text:p>
      <text:p text:style-name="P8"><text:tab/><text:tab/><text:tab/><text:tab/>temp=1/C[k][k];</text:p>
      <text:p text:style-name="P8"><text:tab/><text:tab/><text:tab/><text:tab/>for(j=k;j&lt;n+k;j++)</text:p>
      <text:p text:style-name="P8"><text:tab/><text:tab/><text:tab/><text:tab/> <text:s text:c="5"/>B[i][j]=C[k][j+1]*temp;<text:tab/></text:p>
      <text:p text:style-name="P8"><text:tab/><text:tab/><text:tab/>}</text:p>
      <text:p text:style-name="P8"><text:tab/><text:tab/><text:tab/>else</text:p>
      <text:p text:style-name="P8"><text:tab/><text:tab/><text:tab/>{</text:p>
      <text:p text:style-name="P8"><text:tab/><text:tab/><text:tab/><text:tab/>temp=-C[i][k]/C[k][k];</text:p>
      <text:p text:style-name="P8"><text:tab/><text:tab/><text:tab/><text:tab/>for(j=k;j&lt;n+k;j++)</text:p>
      <text:p text:style-name="P8"><text:tab/><text:tab/><text:tab/><text:tab/> <text:s text:c="5"/>B[i][j]=C[i][j+1]+C[k][j+1]*temp;<text:tab/></text:p>
      <text:p text:style-name="P8"><text:tab/><text:tab/><text:tab/>}</text:p>
      <text:p text:style-name="P8"><text:tab/><text:tab/><text:tab/>printf("\n");</text:p>
      <text:p text:style-name="P8"><text:tab/><text:tab/>}</text:p>
      <text:p text:style-name="P8"><text:tab/><text:tab/>printf("\n");</text:p>
      <text:p text:style-name="P8"><text:tab/><text:tab/>for(i=0;i&lt;n;i++)</text:p>
      <text:p text:style-name="P8"><text:tab/><text:tab/>{</text:p>
      <text:p text:style-name="P8"><text:tab/><text:tab/><text:tab/>for(j=n+k;j&gt;=k+1;j--)</text:p>
      <text:p text:style-name="P8"><text:tab/><text:tab/><text:tab/><text:tab/>B[i][j]=B[i][j-1];</text:p>
      <text:p text:style-name="P8"><text:tab/><text:tab/><text:tab/>for(j=0;j&lt;=k;j++)</text:p>
      <text:p text:style-name="P8"><text:tab/><text:tab/><text:tab/><text:tab/>B[i][j]=(i==j)?1:0;</text:p>
      <text:p text:style-name="P8"><text:tab/><text:tab/><text:tab/>for(j=0;j&lt;2*n;j++)</text:p>
      <text:p text:style-name="P8"><text:tab/><text:tab/><text:tab/><text:tab/>C[i][j]=B[i][j];</text:p>
      <text:p text:style-name="P8"><text:tab/><text:tab/>}<text:tab/><text:tab/></text:p>
      <text:p text:style-name="P8"><text:tab/>}</text:p>
      <text:p text:style-name="P8"><text:tab/>for(i=0;i&lt;n;i++)</text:p>
      <text:p text:style-name="P8"><text:tab/>{</text:p>
      <text:p text:style-name="P8"><text:tab/><text:tab/>for(j=0;j&lt;2*n;j++)</text:p>
      <text:p text:style-name="P8"><text:tab/><text:tab/><text:tab/>printf("%-7.3g %c ",B[i][j],(j==n-1)?'|':' ');</text:p>
      <text:p text:style-name="P8"><text:tab/><text:tab/>printf("\n");</text:p>
      <text:p text:style-name="P8"><text:tab/>}</text:p>
      <text:p text:style-name="P8"><text:tab/>for(i=0;i&lt;n;i++)</text:p>
      <text:p text:style-name="P8"><text:tab/>{</text:p>
      <text:p text:style-name="P8"><text:tab/><text:tab/>X[i]=0;</text:p>
      <text:p text:style-name="P8"><text:tab/><text:tab/>for(j=0;j&lt;n;j++)</text:p>
      <text:p text:style-name="P8"><text:tab/><text:tab/><text:tab/>X[i]+=B[i][j+n]*b[j];</text:p>
      <text:p text:style-name="P8"><text:tab/>}</text:p>
      <text:p text:style-name="P8">}</text:p>
      <text:p text:style-name="P8"/>
      <text:p text:style-name="P8"/>
      <text:p text:style-name="P6">OUTPUT:</text:p>
      <text:p text:style-name="P6"/>
      <text:p text:style-name="P8">GAUSS-JORDAN ITERATION : <text:s text:c="124"/></text:p>
      <text:p text:style-name="P8"><text:s text:c="149"/></text:p>
      <text:p text:style-name="P8">System of linear equation : <text:s text:c="121"/></text:p>
      <text:p text:style-name="P8">(0.89)a + (4.32)b + (-0.47)c + (0.95)d = 3.36 <text:s text:c="103"/></text:p>
      <text:p text:style-name="P8">(1.13)a + (-0.89)b + (0.61)c + (5.63)d = 4.27 <text:s text:c="103"/></text:p>
      <text:p text:style-name="P8">(6.32)a + (-0.73)b + (-0.65)c + (1.06)d = 2.95</text:p>
      <text:p text:style-name="P8">(0.74)a + (1.01)b + (5.28)c + (-0.88)d = 1.97</text:p>
      <text:p text:style-name="P8"/>
      <text:p text:style-name="P8">Number of decimal places to be corrected upto : 3</text:p>
      <text:p text:style-name="P8">0.89 <text:s text:c="5"/>4.32 <text:s text:c="5"/>-0.47 <text:s text:c="4"/>0.95 <text:s text:c="3"/>| 1 <text:s text:c="8"/>0 <text:s text:c="8"/>0 <text:s text:c="8"/>0 <text:s text:c="8"/></text:p>
      <text:p text:style-name="P8">1.13 <text:s text:c="5"/>-0.89 <text:s text:c="4"/>0.61 <text:s text:c="5"/>5.63 <text:s text:c="3"/>| 0 <text:s text:c="8"/>1 <text:s text:c="8"/>0 <text:s text:c="8"/>0 <text:s text:c="8"/></text:p>
      <text:p text:style-name="P8">6.32 <text:s text:c="5"/>-0.73 <text:s text:c="4"/>-0.65 <text:s text:c="4"/>1.06 <text:s text:c="3"/>| 0 <text:s text:c="8"/>0 <text:s text:c="8"/>1 <text:s text:c="8"/>0 <text:s text:c="8"/></text:p>
      <text:p text:style-name="P8">0.74 <text:s text:c="5"/>1.01 <text:s text:c="5"/>5.28 <text:s text:c="5"/>-0.88 <text:s text:c="2"/>| 0 <text:s text:c="8"/>0 <text:s text:c="8"/>0 <text:s text:c="8"/>1 <text:s text:c="8"/></text:p>
      <text:p text:style-name="P8"/>
      <text:p text:style-name="P8">1 <text:s text:c="6"/>| 4.85 <text:s text:c="5"/>-0.528 <text:s text:c="3"/>1.07 <text:s text:c="5"/>1.12 <text:s text:c="3"/>| 0 <text:s text:c="8"/>0 <text:s text:c="8"/>0 <text:s text:c="8"/></text:p>
      <text:p text:style-name="P8">0 <text:s text:c="6"/>| -6.37 <text:s text:c="4"/>1.21 <text:s text:c="5"/>4.42 <text:s text:c="5"/>-1.27 <text:s text:c="2"/>| 1 <text:s text:c="8"/>0 <text:s text:c="8"/>0 <text:s text:c="8"/></text:p>
      <text:p text:style-name="P8">0 <text:s text:c="6"/>| -31.4 <text:s text:c="4"/>2.69 <text:s text:c="5"/>-5.69 <text:s text:c="4"/>-7.1 <text:s text:c="3"/>| 0 <text:s text:c="8"/>1 <text:s text:c="8"/>0 <text:s text:c="8"/></text:p>
      <text:p text:style-name="P8">0 <text:s text:c="6"/>| -2.58 <text:s text:c="4"/>5.67 <text:s text:c="5"/>-1.67 <text:s text:c="4"/>-0.831 <text:s/>| 0 <text:s text:c="8"/>0 <text:s text:c="8"/>1 <text:s text:c="8"/></text:p>
      <text:p text:style-name="P8"/>
      <text:p text:style-name="P8">1 <text:s text:c="8"/>0 <text:s text:c="6"/>| 0.391 <text:s text:c="4"/>4.44 <text:s text:c="5"/>0.157 <text:s text:c="4"/>0.761 <text:s text:c="2"/>| 0 <text:s text:c="8"/>0 <text:s text:c="8"/></text:p>
      <text:p text:style-name="P8">0 <text:s text:c="8"/>1 <text:s text:c="6"/>| -0.189 <text:s text:c="3"/>-0.694 <text:s text:c="3"/>0.199 <text:s text:c="4"/>-0.157 <text:s/>| 0 <text:s text:c="8"/>0 <text:s text:c="8"/></text:p>
      <text:p text:style-name="P8">0 <text:s text:c="8"/>0 <text:s text:c="6"/>| -3.26 <text:s text:c="4"/>-27.5 <text:s text:c="4"/>-0.846 <text:s text:c="3"/>-4.93 <text:s text:c="2"/>| 1 <text:s text:c="8"/>0 <text:s text:c="8"/></text:p>
      <text:p text:style-name="P8">0 <text:s text:c="8"/>0 <text:s text:c="6"/>| 5.18 <text:s text:c="5"/>-3.46 <text:s text:c="4"/>-0.317 <text:s text:c="3"/>-0.405 <text:s/>| 0 <text:s text:c="8"/>1 <text:s text:c="8"/></text:p>
      <text:p text:style-name="P8"/>
      <text:p text:style-name="P8">1 <text:s text:c="8"/>0 <text:s text:c="8"/>0 <text:s text:c="6"/>| 1.14 <text:s text:c="5"/>0.0554 <text:s text:c="3"/>0.17 <text:s text:c="5"/>0.12 <text:s text:c="3"/>| 0 <text:s text:c="8"/></text:p>
      <text:p text:style-name="P8">0 <text:s text:c="8"/>1 <text:s text:c="8"/>0 <text:s text:c="6"/>| 0.903 <text:s text:c="4"/>0.248 <text:s text:c="4"/>0.129 <text:s text:c="4"/>-0.0581 | 0 <text:s text:c="8"/></text:p>
      <text:p text:style-name="P8">0 <text:s text:c="8"/>0 <text:s text:c="8"/>1 <text:s text:c="6"/>| 8.44 <text:s text:c="5"/>0.26 <text:s text:c="5"/>1.51 <text:s text:c="5"/>-0.307 <text:s/>| 0 <text:s text:c="8"/></text:p>
      <text:p text:style-name="P8">0 <text:s text:c="8"/>0 <text:s text:c="8"/>0 <text:s text:c="6"/>| -47.2 <text:s text:c="4"/>-1.66 <text:s text:c="4"/>-8.24 <text:s text:c="4"/>1.59 <text:s text:c="3"/>| 1 <text:s text:c="8"/></text:p>
      <text:p text:style-name="P8"/>
      <text:p text:style-name="P8">1 <text:s text:c="8"/>0 <text:s text:c="8"/>0 <text:s text:c="8"/>0 <text:s text:c="6"/>| 0.0152 <text:s text:c="3"/>-0.0286 <text:s text:c="2"/>0.158 <text:s text:c="4"/>0.0242 <text:s text:c="3"/></text:p>
      <text:p text:style-name="P8">0 <text:s text:c="8"/>1 <text:s text:c="8"/>0 <text:s text:c="8"/>0 <text:s text:c="6"/>| 0.216 <text:s text:c="4"/>-0.0283 <text:s text:c="2"/>-0.0277 <text:s text:c="2"/>0.0191 <text:s text:c="3"/></text:p>
      <text:p text:style-name="P8">0 <text:s text:c="8"/>0 <text:s text:c="8"/>1 <text:s text:c="8"/>0 <text:s text:c="6"/>| -0.0377 <text:s text:c="2"/>0.0385 <text:s text:c="3"/>-0.0225 <text:s text:c="2"/>0.179 <text:s text:c="4"/></text:p>
      <text:p text:style-name="P8">0 <text:s text:c="8"/>0 <text:s text:c="8"/>0 <text:s text:c="8"/>1 <text:s text:c="6"/>| 0.0353 <text:s text:c="3"/>0.175 <text:s text:c="4"/>-0.0337 <text:s text:c="2"/>-0.0212 <text:s text:c="2"/></text:p>
      <text:p text:style-name="P8"/>
      <text:p text:style-name="P8">Solutions are :</text:p>
      <text:p text:style-name="P8"><text:soft-page-break/><text:s text:c="8"/>a = 0.444</text:p>
      <text:p text:style-name="P8"><text:s text:c="8"/>b = 0.563</text:p>
      <text:p text:style-name="P8"><text:s text:c="8"/>c = 0.324</text:p>
      <text:p text:style-name="P8"><text:s text:c="8"/>d = 0.723</text:p>
      <text:p text:style-name="P8"/>
      <text:p text:style-name="P8"/>
      <text:p text:style-name="P6">DISCUSSION:</text:p>
      <text:p text:style-name="P11"/>
      <text:list xml:id="list939851748" text:style-name="WW8Num1">
        <text:list-item>
          <text:list>
            <text:list-item>
              <text:list>
                <text:list-item>
                  <text:p text:style-name="P12">In put is given from file where the number of equations/unknowns is scanned at first and the the augmented matrix is scanned.</text:p>
                </text:list-item>
                <text:list-item>
                  <text:p text:style-name="P12">Each step of iteration of matrix inversion is printed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, 'Arial Unicode MS'"/>
    <style:font-face style:name="Nimbus Mono L" svg:font-family="'Nimbus Mono L', 'Courier New'" style:font-family-generic="modern"/>
    <style:font-face style:name="DejaVu Sans" svg:font-family="'DejaVu Sans', 'MS Mincho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1" fo:font-size="12pt" fo:language="en" fo:country="IN" style:letter-kerning="true" style:font-name-asian="DejaVu Sans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2T08:33:46</meta:creation-date>
    <meta:editing-cycles>1</meta:editing-cycles>
    <meta:editing-duration>P0D</meta:editing-duration>
    <meta:generator>OpenOffice.org/3.3$Linux OpenOffice.org_project/330m9$Build-9529</meta:generator>
    <meta:document-statistic meta:table-count="0" meta:image-count="0" meta:object-count="0" meta:page-count="4" meta:paragraph-count="225" meta:word-count="800" meta:character-count="6777"/>
  </office:meta>
</office:document-meta>
</file>